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12529" style:font-name="DejaVu Sans" fo:font-size="13pt" fo:letter-spacing="normal" fo:font-style="normal" fo:font-weight="bold" officeooo:rsid="001b382b" officeooo:paragraph-rsid="000a4167" style:font-size-asian="13pt" style:font-weight-asian="bold" style:font-size-complex="13pt" style:font-weight-complex="bold"/>
    </style:style>
    <style:style style:name="P2" style:family="paragraph" style:parent-style-name="Standard">
      <style:text-properties fo:font-variant="normal" fo:text-transform="none" fo:color="#212529" style:font-name="DejaVu Sans" fo:font-size="13pt" fo:letter-spacing="normal" fo:font-style="normal" fo:font-weight="normal" officeooo:rsid="001b382b" officeooo:paragraph-rsid="000a4167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variant="normal" fo:text-transform="none" fo:color="#212529" style:font-name="DejaVu Sans" fo:font-size="13pt" fo:letter-spacing="normal" fo:font-style="normal" fo:font-weight="normal" officeooo:rsid="000d5068" officeooo:paragraph-rsid="000d5068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variant="normal" fo:text-transform="none" fo:color="#212529" style:font-name="DejaVu Sans" fo:font-size="13pt" fo:letter-spacing="normal" fo:font-style="normal" fo:font-weight="bold" officeooo:rsid="001b382b" officeooo:paragraph-rsid="000a4167" style:font-size-asian="13pt" style:font-weight-asian="bold" style:font-size-complex="13pt" style:font-weight-complex="bold"/>
    </style:style>
    <style:style style:name="P5" style:family="paragraph" style:parent-style-name="Standard">
      <style:text-properties fo:font-variant="normal" fo:text-transform="none" fo:color="#212529" style:font-name="DejaVu Sans" fo:font-size="13pt" fo:letter-spacing="normal" fo:font-style="normal" fo:font-weight="bold" officeooo:rsid="000ad8e9" officeooo:paragraph-rsid="000ad8e9" style:font-size-asian="13pt" style:font-weight-asian="bold" style:font-size-complex="13pt" style:font-weight-complex="bold"/>
    </style:style>
    <style:style style:name="T1" style:family="text">
      <style:text-properties officeooo:rsid="000ad8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dev.mysql.com/doc/mysql-getting-started/en/" text:style-name="Internet_20_link" text:visited-style-name="Visited_20_Internet_20_Link">https://dev.mysql.com/doc/mysql-getting-started/en/</text:a></text:p>
      <text:p text:style-name="P1">Open MySql server</text:p>
      <text:p text:style-name="P2">$ sudo mysql -u root -p</text:p>
      <text:p text:style-name="P2"/>
      <text:p text:style-name="P5">Shows The Databases</text:p>
      <text:p text:style-name="P2">SHOW DATABASES;</text:p>
      <text:p text:style-name="P5">Select Database</text:p>
      <text:p text:style-name="P2">USE pets</text:p>
      <text:p text:style-name="P2"/>
      <text:p text:style-name="P2"/>
      <text:p text:style-name="P2"><text:s/>CREATE TABLE cats</text:p>
      <text:p text:style-name="P2"><text:s text:c="4"/>-&gt; (</text:p>
      <text:p text:style-name="P2"><text:s text:c="4"/>-&gt; <text:s text:c="2"/>id <text:s text:c="13"/>INT unsigned NOT NULL AUTO_INCREMENT, # Unique ID for the record</text:p>
      <text:p text:style-name="P2"><text:s text:c="4"/>-&gt; <text:s text:c="2"/>name <text:s text:c="11"/>VARCHAR(150) NOT NULL, <text:s text:c="15"/># Name of the cat</text:p>
      <text:p text:style-name="P2"><text:s text:c="4"/>-&gt; <text:s text:c="2"/>owner <text:s text:c="10"/>VARCHAR(150) NOT NULL, <text:s text:c="15"/># Owner of the cat</text:p>
      <text:p text:style-name="P2"><text:s text:c="4"/>-&gt; <text:s text:c="2"/>birth <text:s text:c="10"/>DATE NOT NULL, <text:s text:c="23"/># Birthday of the cat</text:p>
      <text:p text:style-name="P2"><text:s text:c="4"/>-&gt; <text:s text:c="2"/>PRIMARY KEY <text:s text:c="4"/>(id) <text:s text:c="33"/># Make the id the primary key</text:p>
      <text:p text:style-name="P2"><text:s text:c="4"/>-&gt; );</text:p>
      <text:p text:style-name="P2"/>
      <text:p text:style-name="P2"/>
      <text:p text:style-name="P2">SHOW TABLES;</text:p>
      <text:p text:style-name="P2"/>
      <text:p text:style-name="P2"><text:s/>DESCRIBE cats;</text:p>
      <text:p text:style-name="P2"/>
      <text:p text:style-name="P2">mysql&gt; INSERT INTO cats ( name, owner, birth) VALUES</text:p>
      <text:p text:style-name="P2"><text:s text:c="4"/>-&gt; <text:s text:c="2"/>( 'Sandy', 'Lennon', '2015-01-03' ),</text:p>
      <text:p text:style-name="P2"><text:s text:c="4"/>-&gt; <text:s text:c="2"/>( 'Cookie', 'Casey', '2013-11-13' ),</text:p>
      <text:p text:style-name="P2"><text:s text:c="4"/>-&gt; <text:s text:c="2"/>( 'Charlie', 'River', '2016-05-21' ),</text:p>
      <text:p text:style-name="P2"><text:s text:c="4"/>-&gt; <text:s text:c="2"/>( 'Jenny', 'Goldie', '2011-0<text:span text:style-name="T1">8</text:span>-28');</text:p>
      <text:p text:style-name="P2"/>
      <text:p text:style-name="P2">SELECT * FROM cats;</text:p>
      <text:p text:style-name="P2"/>
      <text:p text:style-name="P2"/>
      <text:p text:style-name="P2"/>
      <text:p text:style-name="P3">query</text:p>
      <text:p text:style-name="P3">defination</text:p>
      <text:p text:style-name="P3">contro;</text:p>
      <text:p text:style-name="P3">Manipu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4T17:58:47.259887171</dc:date>
    <meta:editing-duration>PT2H27M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124" meta:character-count="921" meta:non-whitespace-character-count="626"/>
  </office:meta>
</office:document-meta>
</file>